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3098in" svg:y="0.7402in">
            <draw:object draw:notify-on-update-of-ranges="Sheet1.A7:Sheet1.A9 Sheet1.C6:Sheet1.C6 Sheet1.C7:Sheet1.C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3858in" svg:y="4.8705in">
            <draw:object draw:notify-on-update-of-ranges="Sheet1.A29:Sheet1.A68 Sheet1.B29:Sheet1.B6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style-name="ce1" office:value-type="string" calcext:value-type="string">
            <text:p>Bias Initi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ds</text:p>
          </table:table-cell>
          <table:table-cell office:value-type="string" calcext:value-type="string">
            <text:p>mass (g)</text:p>
          </table:table-cell>
          <table:table-cell office:value-type="string" calcext:value-type="string">
            <text:p>Newtons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725" calcext:value-type="float">
            <text:p>2725</text:p>
          </table:table-cell>
          <table:table-cell table:formula="of:=([.B7]/1000)*9.81" office:value-type="float" office:value="26.73225" calcext:value-type="float">
            <text:p>26.732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993" calcext:value-type="float">
            <text:p>3993</text:p>
          </table:table-cell>
          <table:table-cell table:formula="of:=([.B8]/1000)*9.81" office:value-type="float" office:value="39.17133" calcext:value-type="float">
            <text:p>39.1713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712" calcext:value-type="float">
            <text:p>4712</text:p>
          </table:table-cell>
          <table:table-cell table:formula="of:=([.B9]/1000)*9.81" office:value-type="float" office:value="46.22472" calcext:value-type="float">
            <text:p>46.2247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mass</text:p>
          </table:table-cell>
          <table:table-cell office:value-type="string" calcext:value-type="string">
            <text:p>final mass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ak force:</text:p>
          </table:table-cell>
          <table:table-cell table:formula="of:=93-([.A14]/1000)*9.81" office:value-type="float" office:value="89.01714" calcext:value-type="float">
            <text:p>89.01714</text:p>
          </table:table-cell>
          <table:table-cell/>
        </table:table-row>
        <table:table-row table:style-name="ro1">
          <table:table-cell office:value-type="string" calcext:value-type="string">
            <text:p>^ Adjusted for mass engine itsel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ensor upper li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114 N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Data results:</text:p>
          </table:table-cell>
          <table:table-cell office:value-type="string" calcext:value-type="string">
            <text:p>1 reading per ~10m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31" calcext:value-type="float">
            <text:p>26.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31" calcext:value-type="float">
            <text:p>26.3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31" calcext:value-type="float">
            <text:p>26.3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41" calcext:value-type="float">
            <text:p>26.4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.31" calcext:value-type="float">
            <text:p>26.3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41" calcext:value-type="float">
            <text:p>26.4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.31" calcext:value-type="float">
            <text:p>26.3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.31" calcext:value-type="float">
            <text:p>26.3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.31" calcext:value-type="float">
            <text:p>26.3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.62" calcext:value-type="float">
            <text:p>26.6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68" calcext:value-type="float">
            <text:p>31.6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4.8" calcext:value-type="float">
            <text:p>44.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3.8" calcext:value-type="float">
            <text:p>63.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1.05" calcext:value-type="float">
            <text:p>81.0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3.13" calcext:value-type="float">
            <text:p>93.1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6.63" calcext:value-type="float">
            <text:p>86.6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8.36" calcext:value-type="float">
            <text:p>78.3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7.52" calcext:value-type="float">
            <text:p>67.5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2.37" calcext:value-type="float">
            <text:p>72.3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1.75" calcext:value-type="float">
            <text:p>71.7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8.96" calcext:value-type="float">
            <text:p>68.9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0.91" calcext:value-type="float">
            <text:p>60.9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3.99" calcext:value-type="float">
            <text:p>53.9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2.83" calcext:value-type="float">
            <text:p>42.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4.16" calcext:value-type="float">
            <text:p>34.1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8.17" calcext:value-type="float">
            <text:p>28.1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.34" calcext:value-type="float">
            <text:p>27.3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6.51" calcext:value-type="float">
            <text:p>26.5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6.41" calcext:value-type="float">
            <text:p>26.4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.31" calcext:value-type="float">
            <text:p>26.3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6.31" calcext:value-type="float">
            <text:p>26.3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.31" calcext:value-type="float">
            <text:p>26.3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.31" calcext:value-type="float">
            <text:p>26.3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.31" calcext:value-type="float">
            <text:p>26.3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.31" calcext:value-type="float">
            <text:p>26.3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.31" calcext:value-type="float">
            <text:p>26.3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.31" calcext:value-type="float">
            <text:p>26.3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6.2" calcext:value-type="float">
            <text:p>26.2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6.31" calcext:value-type="float">
            <text:p>26.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08:02:47.286842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8:39:57.796419786</meta:creation-date>
    <dc:date>2016-02-07T08:03:27.078033207</dc:date>
    <meta:editing-duration>PT47M44S</meta:editing-duration>
    <meta:editing-cycles>6</meta:editing-cycles>
    <meta:generator>LibreOffice/4.2.8.2$Linux_X86_64 LibreOffice_project/420m0$Build-2</meta:generator>
    <meta:document-statistic meta:table-count="1" meta:cell-count="1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9cm" svg:y="3.952cm" style:legend-expansion="high" chart:style-name="ch2"/>
        <chart:plot-area chart:style-name="ch3" table:cell-range-address="Sheet1.A7:Sheet1.A9 Sheet1.C6:Sheet1.C9" chart:data-source-has-labels="row" svg:x="0.32cm" svg:y="0.18cm" svg:width="11.45cm" svg:height="8.64cm">
          <chartooo:coordinate-region svg:x="0.941cm" svg:y="0.38cm" svg:width="10.54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9" chart:label-cell-address="Sheet1.C6:Sheet1.C6" chart:class="chart:scatter">
            <chart:domain table:cell-range-address="Sheet1.A7:Sheet1.A9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ewtons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5">
                <text:p>17.5</text:p>
                <draw:g>
                  <svg:desc>Sheet1.A7:Sheet1.A9</svg:desc>
                </draw:g>
              </table:table-cell>
              <table:table-cell office:value-type="float" office:value="26.73225">
                <text:p>26.73225</text:p>
                <draw:g>
                  <svg:desc>Sheet1.C7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39.17133">
                <text:p>39.1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">
                <text:p>207</text:p>
              </table:table-cell>
              <table:table-cell office:value-type="float" office:value="46.22472">
                <text:p>46.22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53cm" svg:y="0.316cm" chart:style-name="ch2">
          <text:p>Force / time</text:p>
        </chart:title>
        <chart:plot-area chart:style-name="ch3" table:cell-range-address="Sheet1.A29:Sheet1.B68" svg:x="1.331cm" svg:y="1.301cm" svg:width="14.349cm" svg:height="6.538cm">
          <chartooo:coordinate-region svg:x="2.138cm" svg:y="1.5cm" svg:width="13.262cm" svg:height="5.692cm"/>
          <chart:axis chart:dimension="x" chart:name="primary-x" chart:style-name="ch4">
            <chart:title svg:x="7.707cm" svg:y="8.019cm" chart:style-name="ch5">
              <text:p>Time (ms)</text:p>
            </chart:title>
          </chart:axis>
          <chart:axis chart:dimension="y" chart:name="primary-y" chart:style-name="ch4">
            <chart:title svg:x="0.451cm" svg:y="5.302cm" chart:style-name="ch6">
              <text:p>Force (N)</text:p>
            </chart:title>
            <chart:grid chart:style-name="ch7" chart:class="major"/>
          </chart:axis>
          <chart:series chart:style-name="ch8" chart:values-cell-range-address="Sheet1.B29:Sheet1.B68" chart:class="chart:scatter">
            <chart:domain table:cell-range-address="Sheet1.A29:Sheet1.A68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9:Sheet1.A68</svg:desc>
                </draw:g>
              </table:table-cell>
              <table:table-cell office:value-type="float" office:value="26.31">
                <text:p>26.31</text:p>
                <draw:g>
                  <svg:desc>Sheet1.B29:Sheet1.B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1.68">
                <text:p>31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93.13">
                <text:p>93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86.63">
                <text:p>86.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78.36">
                <text:p>78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67.52">
                <text:p>67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72.37">
                <text:p>72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68.96">
                <text:p>68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60.91">
                <text:p>60.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53.99">
                <text:p>53.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42.83">
                <text:p>42.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34.16">
                <text:p>34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28.17">
                <text:p>28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26.31">
                <text:p>26.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